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0992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102in"/>
    </style:style>
    <style:style style:name="co8" style:family="table-column">
      <style:table-column-properties fo:break-before="auto" style:column-width="0.6055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2.4689in"/>
    </style:style>
    <style:style style:name="co11" style:family="table-column">
      <style:table-column-properties fo:break-before="auto" style:column-width="0.13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0.4862in"/>
    </style:style>
    <style:style style:name="co16" style:family="table-column">
      <style:table-column-properties fo:break-before="auto" style:column-width="0.1528in"/>
    </style:style>
    <style:style style:name="co17" style:family="table-column">
      <style:table-column-properties fo:break-before="auto" style:column-width="5.7783in"/>
    </style:style>
    <style:style style:name="co18" style:family="table-column">
      <style:table-column-properties fo:break-before="auto" style:column-width="1.4744in"/>
    </style:style>
    <style:style style:name="co19" style:family="table-column">
      <style:table-column-properties fo:break-before="auto" style:column-width="1.1252in"/>
    </style:style>
    <style:style style:name="co20" style:family="table-column">
      <style:table-column-properties fo:break-before="auto" style:column-width="3.0472in"/>
    </style:style>
    <style:style style:name="co21" style:family="table-column">
      <style:table-column-properties fo:break-before="auto" style:column-width="0.2618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2.6543in"/>
    </style:style>
    <style:style style:name="co25" style:family="table-column">
      <style:table-column-properties fo:break-before="auto" style:column-width="0.2402in"/>
    </style:style>
    <style:style style:name="co26" style:family="table-column">
      <style:table-column-properties fo:break-before="auto" style:column-width="1.4193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35in"/>
    </style:style>
    <style:style style:name="co29" style:family="table-column">
      <style:table-column-properties fo:break-before="auto" style:column-width="0.2063in"/>
    </style:style>
    <style:style style:name="co30" style:family="table-column">
      <style:table-column-properties fo:break-before="auto" style:column-width="1.4689in"/>
    </style:style>
    <style:style style:name="co31" style:family="table-column">
      <style:table-column-properties fo:break-before="auto" style:column-width="1.3709in"/>
    </style:style>
    <style:style style:name="co32" style:family="table-column">
      <style:table-column-properties fo:break-before="auto" style:column-width="0.2717in"/>
    </style:style>
    <style:style style:name="co3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1.3819in"/>
    </style:style>
    <style:style style:name="co35" style:family="table-column">
      <style:table-column-properties fo:break-before="auto" style:column-width="1.2618in"/>
    </style:style>
    <style:style style:name="co36" style:family="table-column">
      <style:table-column-properties fo:break-before="auto" style:column-width="5.2217in"/>
    </style:style>
    <style:style style:name="co37" style:family="table-column">
      <style:table-column-properties fo:break-before="auto" style:column-width="0.1744in"/>
    </style:style>
    <style:style style:name="co38" style:family="table-column">
      <style:table-column-properties fo:break-before="auto" style:column-width="0.9283in"/>
    </style:style>
    <style:style style:name="co39" style:family="table-column">
      <style:table-column-properties fo:break-before="auto" style:column-width="1.3429in"/>
    </style:style>
    <style:style style:name="co40" style:family="table-column">
      <style:table-column-properties fo:break-before="auto" style:column-width="2.9709in"/>
    </style:style>
    <style:style style:name="co41" style:family="table-column">
      <style:table-column-properties fo:break-before="auto" style:column-width="1.9661in"/>
    </style:style>
    <style:style style:name="co42" style:family="table-column">
      <style:table-column-properties fo:break-before="auto" style:column-width="2.0535in"/>
    </style:style>
    <style:style style:name="co43" style:family="table-column">
      <style:table-column-properties fo:break-before="auto" style:column-width="1.3827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ro5" style:family="table-row">
      <style:table-row-properties style:row-height="0.23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33" fo:border="0.06pt solid #000000"/>
    </style:style>
    <style:style style:name="ce5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 fo:border="0.06pt solid #000000"/>
    </style:style>
    <style:style style:name="ce7" style:family="table-cell" style:parent-style-name="Default">
      <style:table-cell-properties fo:border-bottom="0.99pt solid #000000" fo:background-color="#000000" fo:border-left="0.99pt solid #000000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in"/>
    </style:style>
    <style:style style:name="ce14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in"/>
    </style:style>
    <style:style style:name="ce17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ccff" fo:border="0.06pt solid #000000"/>
    </style:style>
    <style:style style:name="ce3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c2300" fo:border="0.06pt solid #000000"/>
    </style:style>
    <style:style style:name="ce33" style:family="table-cell" style:parent-style-name="Default" style:data-style-name="N122">
      <style:table-cell-properties fo:border="0.06pt solid #0000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size="4pt" fo:font-weight="bold" style:font-size-asian="4pt" style:font-weight-asian="bold" style:font-size-complex="4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94bd5e" fo:border="0.06pt solid #000000"/>
    </style:style>
    <style:style style:name="ce55" style:family="table-cell" style:parent-style-name="Default">
      <style:table-cell-properties fo:background-color="#ffffcc" fo:border="0.06pt solid #000000"/>
    </style:style>
    <style:style style:name="ce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1"/>
        <table:content-validation table:name="val2" table:condition="of:cell-content-is-in-list(trait)" table:allow-empty-cell="true" table:display-list="unsorted" table:base-cell-address="Devant.L1"/>
      </table:content-validations>
      <table:table table:name="Dev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Nom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Rang :</text:p>
          </table:table-cell>
          <table:table-cell table:style-name="ce21" table:formula="of:=IF([.F3]&lt;150;1;INT(1+([.F3]-125)/25)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Comp. École</text:p>
          </table:table-cell>
          <table:table-cell table:style-name="ce36" table:content-validation-name="val1" office:value-type="string" calcext:value-type="string">
            <text:p>Compétences</text:p>
          </table:table-cell>
          <table:table-cell table:style-name="ce36" office:value-type="string" calcext:value-type="string">
            <text:p>spécialisation</text:p>
          </table:table-cell>
          <table:table-cell table:style-name="ce36" office:value-type="string" calcext:value-type="string">
            <text:p>Rang</text:p>
          </table:table-cell>
          <table:table-cell table:style-name="ce36" table:content-validation-name="val2" office:value-type="string" calcext:value-type="string">
            <text:p>Trait</text:p>
          </table:table-cell>
          <table:table-cell table:style-name="ce36" office:value-type="string" calcext:value-type="string">
            <text:p>Jet</text:p>
          </table:table-cell>
          <table:table-cell table:style-name="ce36" office:value-type="string" calcext:value-type="string">
            <text:p>Spécialité et Capacité de maîtrise</text:p>
          </table:table-cell>
          <table:table-cell/>
          <table:table-cell table:style-name="ce8" office:value-type="string" calcext:value-type="string" table:number-columns-spanned="4" table:number-rows-spanned="1">
            <text:p>Initative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style-name="ce1" office:value-type="string" calcext:value-type="string">
            <text:p>Clan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XP :</text:p>
          </table:table-cell>
          <table:table-cell table:style-name="ce28" table:formula="of:=CONCATENATE(['Dépense XP'.F4];&quot;/&quot;;['Dépense XP'.F2])" office:value-type="string" office:string-value="40/40" calcext:value-type="string">
            <text:p>40/40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Athletism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Force</text:p>
          </table:table-cell>
          <table:table-cell table:style-name="ce10" table:formula="of:=CONCATENATE(VLOOKUP([.L2];[Donnees.$A$1:Donnees.$B$9];2;0)+[.K2];&quot;G&quot;;VLOOKUP([.L2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Rang de répu/Réflexe :</text:p>
          </table:table-cell>
          <table:table-cell table:style-name="ce42" table:formula="of:=CONCATENATE(SUM([.E7];[.F1]);&quot;G&quot;;[.E7])" office:value-type="string" office:string-value="3G2" calcext:value-type="string" table:number-columns-spanned="3" table:number-rows-spanned="1">
            <text:p>3G2</text:p>
          </table:table-cell>
          <table:covered-table-cell table:number-columns-repeated="2" table:style-name="ce21"/>
          <table:table-cell table:number-columns-repeated="2"/>
          <table:table-cell table:style-name="ce43"/>
        </table:table-row>
        <table:table-row table:style-name="ro2">
          <table:table-cell table:style-name="ce1" office:value-type="string" calcext:value-type="string">
            <text:p>École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Réputation :</text:p>
          </table:table-cell>
          <table:table-cell table:style-name="ce21" table:formula="of:=(([.B6]+[.E6]+[.E10]+[.B10]+[.B14])*10)+SUM([.K2:.K50])+[.F4]" office:value-type="float" office:value="117" calcext:value-type="float">
            <text:p>117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3];[Donnees.$A$1:Donnees.$B$9];2;0)+[.K3];&quot;G&quot;;VLOOKUP([.L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Modificateurs</text:p>
          </table:table-cell>
          <table:table-cell table:style-name="ce42" table:number-columns-spanned="3" table:number-rows-spanned="1"/>
          <table:covered-table-cell table:number-columns-repeated="2" table:style-name="ce21"/>
          <table:table-cell table:number-columns-repeated="2"/>
          <table:table-cell table:style-name="ce44"/>
        </table:table-row>
        <table:table-row table:style-name="ro3">
          <table:table-cell table:style-name="ce2" office:value-type="string" calcext:value-type="string">
            <text:p>Age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Bonus Rép</text:p>
          </table:table-cell>
          <table:table-cell table:style-name="ce21"/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4];[Donnees.$A$1:Donnees.$B$9];2;0)+[.K4];&quot;G&quot;;VLOOKUP([.L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Init actuelle</text:p>
          </table:table-cell>
          <table:table-cell table:style-name="ce42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5];[Donnees.$A$1:Donnees.$B$9];2;0)+[.K5];&quot;G&quot;;VLOOKUP([.L5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ND Armure</text:p>
          </table:table-cell>
          <table:covered-table-cell table:number-columns-repeated="3" table:style-name="ce21"/>
          <table:table-cell table:number-columns-repeated="3"/>
        </table:table-row>
        <table:table-row table:style-name="ro3">
          <table:table-cell table:style-name="ce3" office:value-type="string" calcext:value-type="string">
            <text:p>Terre</text:p>
          </table:table-cell>
          <table:table-cell table:style-name="ce12" table:formula="of:=MIN([.B7:.B8])" office:value-type="float" office:value="2" calcext:value-type="float">
            <text:p>2</text:p>
          </table:table-cell>
          <table:table-cell table:number-columns-repeated="2"/>
          <table:table-cell table:style-name="ce22" table:formula="of:=MIN([.E7:.E8])" office:value-type="float" office:value="2" calcext:value-type="float">
            <text:p>2</text:p>
          </table:table-cell>
          <table:table-cell table:style-name="ce29" office:value-type="string" calcext:value-type="string">
            <text:p>Air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6];[Donnees.$A$1:Donnees.$B$9];2;0)+[.K6];&quot;G&quot;;VLOOKUP([.L6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5+(réflexe x 5)</text:p>
          </table:table-cell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4" office:value-type="string" calcext:value-type="string">
            <text:p>Constituti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Réflexes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7];[Donnees.$A$1:Donnees.$B$9];2;0)+[.K7];&quot;G&quot;;VLOOKUP([.L7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Modificateurs</text:p>
          </table:table-cell>
          <table:table-cell table:style-name="ce1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4" office:value-type="string" calcext:value-type="string">
            <text:p>Volonté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Intuition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/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/>
          <table:table-cell table:style-name="ce10" table:formula="of:=CONCATENATE(VLOOKUP([.L8];[Donnees.$A$1:Donnees.$B$9];2;0)+[.K8];&quot;G&quot;;VLOOKUP([.L8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ND Actuel</text:p>
          </table:table-cell>
          <table:table-cell table:style-name="ce1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9];[Donnees.$A$1:Donnees.$B$9];2;0)+[.K9];&quot;G&quot;;VLOOKUP([.L9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Armure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style-name="ce5" office:value-type="string" calcext:value-type="string">
            <text:p>Eau</text:p>
          </table:table-cell>
          <table:table-cell table:style-name="ce15" table:formula="of:=MIN([.B11:.B12])" office:value-type="float" office:value="2" calcext:value-type="float">
            <text:p>2</text:p>
          </table:table-cell>
          <table:table-cell table:number-columns-repeated="2"/>
          <table:table-cell table:style-name="ce25" table:formula="of:=MIN([.E11:.E12])" office:value-type="float" office:value="2" calcext:value-type="float">
            <text:p>2</text:p>
          </table:table-cell>
          <table:table-cell table:style-name="ce31" office:value-type="string" calcext:value-type="string">
            <text:p>Feu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0];[Donnees.$A$1:Donnees.$B$9];2;0)+[.K10];&quot;G&quot;;VLOOKUP([.L10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Bonus ND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6" office:value-type="string" calcext:value-type="string">
            <text:p>Forc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26" office:value-type="float" office:value="2" calcext:value-type="float">
            <text:p>2</text:p>
          </table:table-cell>
          <table:table-cell table:style-name="ce32" table:formula="of:=[Donnees.A7]" office:value-type="string" office:string-value="Agilité" calcext:value-type="string">
            <text:p>Agilité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1];[Donnees.$A$1:Donnees.$B$9];2;0)+[.K11];&quot;G&quot;;VLOOKUP([.L11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Réduction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6" office:value-type="string" calcext:value-type="string">
            <text:p>Perception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Intelligence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2];[Donnees.$A$1:Donnees.$B$9];2;0)+[.K12];&quot;G&quot;;VLOOKUP([.L12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Blessures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3];[Donnees.$A$1:Donnees.$B$9];2;0)+[.K13];&quot;G&quot;;VLOOKUP([.L1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Terre x 2 Rang</text:p>
          </table:table-cell>
          <table:table-cell table:style-name="ce10" table:formula="of:=(2*[.B6])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7" office:value-type="string" calcext:value-type="string">
            <text:p>Vide :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Gloire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4];[Donnees.$A$1:Donnees.$B$9];2;0)+[.K14];&quot;G&quot;;VLOOKUP([.L1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Terre X 5 Indemme</text:p>
          </table:table-cell>
          <table:table-cell table:style-name="ce10" table:formula="of:=(5*[.B6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5"/>
          <table:table-cell table:style-name="ce34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5];[Donnees.$A$1:Donnees.$B$9];2;0)+[.K15];&quot;G&quot;;VLOOKUP([.L15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1" office:value-type="string" calcext:value-type="string">
            <text:p>Rang de Blessure</text:p>
          </table:table-cell>
          <table:table-cell table:style-name="ce1" office:value-type="string" calcext:value-type="string">
            <text:p>Mal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ctuel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onneur :</text:p>
          </table:table-cell>
          <table:table-cell table:style-name="ce19" office:value-type="float" office:value="6.5" calcext:value-type="float">
            <text:p>6.5</text:p>
          </table:table-cell>
          <table:table-cell table:number-columns-repeated="2"/>
          <table:table-cell table:style-name="ce1" office:value-type="string" calcext:value-type="string">
            <text:p>Statut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6];[Donnees.$A$1:Donnees.$B$9];2;0)+[.K16];&quot;G&quot;;VLOOKUP([.L16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Indemne</text:p>
          </table:table-cell>
          <table:table-cell table:style-name="ce21"/>
          <table:table-cell table:style-name="ce10" table:formula="of:=([.Q14])" office:value-type="float" office:value="10" calcext:value-type="float">
            <text:p>10</text:p>
          </table:table-cell>
          <table:table-cell table:style-name="ce21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5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7];[Donnees.$A$1:Donnees.$B$9];2;0)+[.K17];&quot;G&quot;;VLOOKUP([.L17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Égratigné (+3)</text:p>
          </table:table-cell>
          <table:table-cell table:style-name="ce21"/>
          <table:table-cell table:style-name="ce10" table:formula="of:=([.R16]+[.$Q$13])" office:value-type="float" office:value="14" calcext:value-type="float">
            <text:p>1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1" office:value-type="string" calcext:value-type="string">
            <text:p>Souillure :</text:p>
          </table:table-cell>
          <table:table-cell table:style-name="ce19" office:value-type="float" office:value="0" calcext:value-type="float">
            <text:p>0.0</text:p>
          </table:table-cell>
          <table:table-cell table:number-columns-repeated="2"/>
          <table:table-cell table:style-name="ce1" office:value-type="string" calcext:value-type="string">
            <text:p>Infamie :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8];[Donnees.$A$1:Donnees.$B$9];2;0)+[.K18];&quot;G&quot;;VLOOKUP([.L18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Légèrement Blessé (+5)</text:p>
          </table:table-cell>
          <table:table-cell table:style-name="ce21"/>
          <table:table-cell table:style-name="ce10" table:formula="of:=([.R17]+[.$Q$13])" office:value-type="float" office:value="18" calcext:value-type="float">
            <text:p>18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9];[Donnees.$A$1:Donnees.$B$9];2;0)+[.K19];&quot;G&quot;;VLOOKUP([.L19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Blessé (+10)</text:p>
          </table:table-cell>
          <table:table-cell table:style-name="ce21"/>
          <table:table-cell table:style-name="ce10" table:formula="of:=([.R18]+[.$Q$13])" office:value-type="float" office:value="22" calcext:value-type="float">
            <text:p>22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2" table:number-rows-spanned="1">
            <text:p>Wakizashi</text:p>
          </table:table-cell>
          <table:covered-table-cell table:style-name="ce10"/>
          <table:table-cell table:number-columns-repeated="2"/>
          <table:table-cell table:style-name="ce8" office:value-type="string" calcext:value-type="string" table:number-columns-spanned="2" table:number-rows-spanned="1">
            <text:p>Arme 2</text:p>
          </table:table-cell>
          <table:covered-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0];[Donnees.$A$1:Donnees.$B$9];2;0)+[.K20];&quot;G&quot;;VLOOKUP([.L20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Gravement Blessé (+15)</text:p>
          </table:table-cell>
          <table:table-cell table:style-name="ce21"/>
          <table:table-cell table:style-name="ce10" table:formula="of:=([.R19]+[.$Q$13])" office:value-type="float" office:value="26" calcext:value-type="float">
            <text:p>26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Attaque</text:p>
          </table:table-cell>
          <table:table-cell table:number-columns-repeated="3"/>
          <table:table-cell table:style-name="ce9" office:value-type="string" calcext:value-type="string">
            <text:p>Attaque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1];[Donnees.$A$1:Donnees.$B$9];2;0)+[.K21];&quot;G&quot;;VLOOKUP([.L21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Impotent (+20)</text:p>
          </table:table-cell>
          <table:table-cell table:style-name="ce21"/>
          <table:table-cell table:style-name="ce10" table:formula="of:=([.R20]+[.$Q$13])" office:value-type="float" office:value="30" calcext:value-type="float">
            <text:p>30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Dommage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2];[Donnees.$A$1:Donnees.$B$9];2;0)+[.K22];&quot;G&quot;;VLOOKUP([.L22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Épuisé (+40)</text:p>
          </table:table-cell>
          <table:table-cell table:style-name="ce21"/>
          <table:table-cell table:style-name="ce10" table:formula="of:=([.R21]+[.$Q$13])" office:value-type="float" office:value="34" calcext:value-type="float">
            <text:p>3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3];[Donnees.$A$1:Donnees.$B$9];2;0)+[.K23];&quot;G&quot;;VLOOKUP([.L2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Hors de Combat</text:p>
          </table:table-cell>
          <table:table-cell table:style-name="ce21"/>
          <table:table-cell table:style-name="ce10" table:formula="of:=([.R22]+[.$Q$13])" office:value-type="float" office:value="38" calcext:value-type="float">
            <text:p>38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4];[Donnees.$A$1:Donnees.$B$9];2;0)+[.K24];&quot;G&quot;;VLOOKUP([.L2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Récupération par Jour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15"/>
          <table:table-cell table:style-name="ce41" office:value-type="string" calcext:value-type="string">
            <text:p>Consti x2 + Rand de répu</text:p>
          </table:table-cell>
          <table:table-cell table:style-name="ce42" table:formula="of:=([.B7]*2)+[.F1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2" table:number-rows-spanned="1">
            <text:p>Arme 4</text:p>
          </table:table-cell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Arme 3</text:p>
          </table:table-cell>
          <table:covered-table-cell table:style-name="ce21"/>
          <table:table-cell table:number-columns-repeated="2"/>
          <table:table-cell table:style-name="ce37" office:value-type="string" calcext:value-type="string" table:number-columns-spanned="3" table:number-rows-spanned="1">
            <text:p>Avantages</text:p>
          </table:table-cell>
          <table:covered-table-cell table:style-name="ce1"/>
          <table:covered-table-cell table:style-name="ce39"/>
          <table:table-cell table:style-name="ce1" office:value-type="string" calcext:value-type="string">
            <text:p>Points</text:p>
          </table:table-cell>
          <table:table-cell/>
          <table:table-cell table:style-name="ce2" office:value-type="string" calcext:value-type="string">
            <text:p>Équipement</text:p>
          </table:table-cell>
          <table:table-cell/>
          <table:table-cell table:style-name="ce41" office:value-type="string" calcext:value-type="string">
            <text:p>Modificateurs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38" table:number-columns-spanned="3" table:number-rows-spanned="1"/>
          <table:covered-table-cell table:style-name="ce11"/>
          <table:covered-table-cell table:style-name="ce10"/>
          <table:table-cell table:style-name="ce10"/>
          <table:table-cell/>
          <table:table-cell table:style-name="ce10"/>
          <table:table-cell/>
          <table:table-cell table:style-name="ce41" office:value-type="string" calcext:value-type="string">
            <text:p>Récupération actuell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38" table:number-columns-spanned="3" table:number-rows-spanned="1"/>
          <table:covered-table-cell table:style-name="ce11"/>
          <table:covered-table-cell table:style-name="ce10"/>
          <table:table-cell table:style-name="ce10"/>
          <table:table-cell/>
          <table:table-cell table:style-name="ce10"/>
          <table:table-cell table:number-columns-repeated="8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38" table:number-columns-spanned="3" table:number-rows-spanned="1"/>
          <table:covered-table-cell table:style-name="ce11"/>
          <table:covered-table-cell table:style-name="ce10"/>
          <table:table-cell table:style-name="ce10"/>
          <table:table-cell/>
          <table:table-cell table:style-name="ce10"/>
          <table:table-cell table:number-columns-repeated="8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10"/>
          <table:table-cell table:number-columns-repeated="8"/>
        </table:table-row>
        <table:table-row table:style-name="ro4">
          <table:table-cell table:number-columns-repeated="8"/>
          <table:table-cell table:style-name="ce38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40"/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style-name="ce8" office:value-type="string" calcext:value-type="string" table:number-columns-spanned="2" table:number-rows-spanned="1">
            <text:p>Arme 5</text:p>
          </table:table-cell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Argent</text:p>
          </table:table-cell>
          <table:covered-table-cell table:style-name="ce10"/>
          <table:table-cell table:number-columns-repeated="2"/>
          <table:table-cell table:style-name="ce37" office:value-type="string" calcext:value-type="string" table:number-columns-spanned="3" table:number-rows-spanned="1">
            <text:p>Désavantages</text:p>
          </table:table-cell>
          <table:covered-table-cell table:number-columns-repeated="2" table:style-name="ce39"/>
          <table:table-cell table:style-name="ce39" office:value-type="string" calcext:value-type="string">
            <text:p>Points</text:p>
          </table:table-cell>
          <table:table-cell table:number-columns-repeated="10"/>
        </table:table-row>
        <table:table-row table:style-name="ro2">
          <table:table-cell table:style-name="ce9" office:value-type="string" calcext:value-type="string">
            <text:p>Attaqu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Koku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style-name="ce9" office:value-type="string" calcext:value-type="string">
            <text:p>Dommage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Bu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Zeni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3"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office:value-type="string" calcext:value-type="string">
            <text:p>1 koku = 5bu</text:p>
          </table:table-cell>
          <table:table-cell table:number-columns-repeated="3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21"/>
          <table:table-cell table:number-columns-repeated="10"/>
        </table:table-row>
        <table:table-row table:style-name="ro2" table:number-rows-repeated="4">
          <table:table-cell/>
          <table:table-cell table:style-name="Default"/>
          <table:table-cell table:number-columns-repeated="20"/>
        </table:table-row>
        <table:table-row table:style-name="ro2" table:number-rows-repeated="7">
          <table:table-cell table:number-columns-repeated="22"/>
        </table:table-row>
        <table:table-row table:style-name="ro2" table:number-rows-repeated="1048525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  <table:table-row table:style-name="ro2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</table:table>
      <table:table table:name="Shugenja" table:style-name="ta1" table:print="false">
        <table:table-column table:style-name="co18" table:default-cell-style-name="ce48"/>
        <table:table-column table:style-name="co19" table:default-cell-style-name="ce42"/>
        <table:table-column table:style-name="co20" table:default-cell-style-name="ce21"/>
        <table:table-column table:style-name="co21" table:default-cell-style-name="Default"/>
        <table:table-column table:style-name="co22" table:default-cell-style-name="ce48"/>
        <table:table-column table:style-name="co23" table:default-cell-style-name="ce42"/>
        <table:table-column table:style-name="co24" table:default-cell-style-name="ce21"/>
        <table:table-column table:style-name="co25" table:default-cell-style-name="Default"/>
        <table:table-column table:style-name="co26" table:default-cell-style-name="ce48"/>
        <table:table-column table:style-name="co27" table:default-cell-style-name="ce42"/>
        <table:table-column table:style-name="co28" table:default-cell-style-name="ce21"/>
        <table:table-column table:style-name="co29" table:default-cell-style-name="Default"/>
        <table:table-column table:style-name="co30" table:default-cell-style-name="ce48"/>
        <table:table-column table:style-name="co1" table:default-cell-style-name="ce42"/>
        <table:table-column table:style-name="co31" table:default-cell-style-name="ce21"/>
        <table:table-column table:style-name="co32" table:default-cell-style-name="Default"/>
        <table:table-column table:style-name="co33" table:default-cell-style-name="ce48"/>
        <table:table-column table:style-name="co34" table:default-cell-style-name="ce42"/>
        <table:table-column table:style-name="co35" table:default-cell-style-name="ce21"/>
        <table:table-row table:style-name="ro5">
          <table:table-cell table:style-name="ce45" office:value-type="string" calcext:value-type="string" table:number-columns-spanned="3" table:number-rows-spanned="1">
            <text:p>Terre</text:p>
          </table:table-cell>
          <table:covered-table-cell table:number-columns-repeated="2" table:style-name="Default"/>
          <table:table-cell/>
          <table:table-cell table:style-name="ce45" office:value-type="string" calcext:value-type="string" table:number-columns-spanned="3" table:number-rows-spanned="1">
            <text:p>Eau</text:p>
          </table:table-cell>
          <table:covered-table-cell table:style-name="ce21"/>
          <table:covered-table-cell/>
          <table:table-cell/>
          <table:table-cell table:style-name="ce50" office:value-type="string" calcext:value-type="string" table:number-columns-spanned="3" table:number-rows-spanned="1">
            <text:p>Feu</text:p>
          </table:table-cell>
          <table:covered-table-cell table:number-columns-repeated="2" table:style-name="Default"/>
          <table:table-cell/>
          <table:table-cell table:style-name="ce50" office:value-type="string" calcext:value-type="string" table:number-columns-spanned="3" table:number-rows-spanned="1">
            <text:p>Air</text:p>
          </table:table-cell>
          <table:covered-table-cell table:number-columns-repeated="2" table:style-name="Default"/>
          <table:table-cell/>
          <table:table-cell table:style-name="ce50" office:value-type="string" calcext:value-type="string" table:number-columns-spanned="3" table:number-rows-spanned="1">
            <text:p>Vide</text:p>
          </table:table-cell>
          <table:covered-table-cell table:number-columns-repeated="2" table:style-name="Default"/>
        </table:table-row>
        <table:table-row table:style-name="ro2">
          <table:table-cell table:style-name="ce4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7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7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7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7" table:number-columns-spanned="3" table:number-rows-spanned="1"/>
          <table:covered-table-cell table:style-name="ce21"/>
          <table:covered-table-cell/>
          <table:table-cell/>
          <table:table-cell table:style-name="ce47" table:number-columns-spanned="3" table:number-rows-spanned="1"/>
          <table:covered-table-cell table:style-name="ce21"/>
          <table:covered-table-cell/>
        </table:table-row>
        <table:table-row table:style-name="ro3">
          <table:table-cell office:value-type="string" calcext:value-type="string">
            <text:p>Anneaux/Maitris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Eau 1 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Feu 1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nneaux/Maitris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Touche</text:p>
          </table:table-cell>
          <table:covered-table-cell/>
          <table:table-cell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100m</text:p>
          </table:table-cell>
          <table:covered-table-cell/>
          <table:table-cell/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1 cible</text:p>
          </table:table-cell>
          <table:covered-table-cell/>
          <table:table-cell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une cible</text:p>
          </table:table-cell>
          <table:covered-table-cell/>
          <table:table-cell/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/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Aucun</text:p>
          </table:table-cell>
          <table:covered-table-cell/>
          <table:table-cell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+1g0 par augmentation</text:p>
          </table:table-cell>
          <table:covered-table-cell/>
          <table:table-cell/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</table:table-row>
        <table:table-row table:style-name="ro2"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office:value-type="string" calcext:value-type="string" table:number-columns-spanned="2" table:number-rows-spanned="6">
            <text:p>Soigne (Score dés-10) point de vie</text:p>
          </table:table-cell>
          <table:covered-table-cell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office:value-type="string" calcext:value-type="string" table:number-columns-spanned="2" table:number-rows-spanned="6">
            <text:p>La foudre touche la cible : 5g2, si le sort est lancé pendant un orage : 6g2 <text:s/>et si c'est une grosse tempête : 6g3</text:p>
          </table:table-cell>
          <table:covered-table-cell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/>
          <table:table-cell/>
          <table:table-cell table:style-name="ce47" office:value-type="string" calcext:value-type="string" table:number-columns-spanned="1" table:number-rows-spanned="6">
            <text:p>Effets :</text:p>
          </table:table-cell>
          <table:table-cell table:style-name="ce49" table:number-columns-spanned="2" table:number-rows-spanned="6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</table:table>
      <table:table table:name="Dépense XP" table:style-name="ta1" table:print="false">
        <table:table-column table:style-name="co36" table:default-cell-style-name="ce21"/>
        <table:table-column table:style-name="co27" table:default-cell-style-name="ce10"/>
        <table:table-column table:style-name="co27" table:default-cell-style-name="ce21"/>
        <table:table-column table:style-name="co37" table:default-cell-style-name="Default"/>
        <table:table-column table:style-name="co27" table:number-columns-repeated="4" table:default-cell-style-name="Default"/>
        <table:table-column table:style-name="co38" table:default-cell-style-name="Default"/>
        <table:table-row table:style-name="ro2">
          <table:table-cell table:style-name="ce39" office:value-type="string" calcext:value-type="string">
            <text:p>Intitulé</text:p>
          </table:table-cell>
          <table:table-cell table:style-name="ce39" office:value-type="string" calcext:value-type="string">
            <text:p>Dépense</text:p>
          </table:table-cell>
          <table:table-cell table:style-name="ce51" office:value-type="string" calcext:value-type="string">
            <text:p>Gain</text:p>
          </table:table-cell>
          <table:table-cell/>
          <table:table-cell table:style-name="ce8" office:value-type="string" calcext:value-type="string" table:number-columns-spanned="2" table:number-rows-spanned="1">
            <text:p>XP</text:p>
          </table:table-cell>
          <table:covered-table-cell table:style-name="ce21"/>
          <table:table-cell table:number-columns-repeated="3"/>
        </table:table-row>
        <table:table-row table:style-name="ro2">
          <table:table-cell office:value-type="string" calcext:value-type="string">
            <text:p>Création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Gagné</text:p>
          </table:table-cell>
          <table:table-cell table:style-name="ce21" table:formula="of:=SUM([.C2:.C49]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" office:value-type="string" calcext:value-type="string">
            <text:p>Dépensé</text:p>
          </table:table-cell>
          <table:table-cell table:style-name="ce21" table:formula="of:=SUM([.B2:.B7997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1" office:value-type="string" calcext:value-type="string">
            <text:p>Restante</text:p>
          </table:table-cell>
          <table:table-cell table:style-name="ce21" table:formula="of:=[.F2]-SUM([.B2:.B7998])" office:value-type="float" office:value="40" calcext:value-type="float">
            <text:p>40</text:p>
          </table:table-cell>
          <table:table-cell table:number-columns-repeated="3"/>
        </table:table-row>
        <table:table-row table:style-name="ro2" table:number-rows-repeated="104857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tact" table:style-name="ta1" table:print="false">
        <table:table-column table:style-name="co39" table:default-cell-style-name="ce11"/>
        <table:table-column table:style-name="co40" table:default-cell-style-name="ce11"/>
        <table:table-column table:style-name="co27" table:default-cell-style-name="ce11"/>
        <table:table-column table:style-name="co27" table:default-cell-style-name="Default"/>
        <table:table-column table:style-name="co41" table:default-cell-style-name="ce11"/>
        <table:table-column table:style-name="co42" table:default-cell-style-name="ce11"/>
        <table:table-row table:style-name="ro3">
          <table:table-cell table:style-name="ce52" office:value-type="string" calcext:value-type="string">
            <text:p>Nom</text:p>
          </table:table-cell>
          <table:table-cell table:style-name="ce52" office:value-type="string" calcext:value-type="string">
            <text:p>Rôle</text:p>
          </table:table-cell>
          <table:table-cell table:style-name="ce52" office:value-type="string" calcext:value-type="string">
            <text:p>Genre</text:p>
          </table:table-cell>
          <table:table-cell/>
          <table:table-cell table:style-name="ce52" office:value-type="string" calcext:value-type="string">
            <text:p>Frag</text:p>
          </table:table-cell>
          <table:table-cell table:style-name="ce52" office:value-type="string" calcext:value-type="string">
            <text:p>Localisation</text:p>
          </table:table-cell>
        </table:table-row>
        <table:table-row table:style-name="ro2">
          <table:table-cell table:style-name="ce10" table:number-columns-repeated="3"/>
          <table:table-cell/>
          <table:table-cell table:style-name="ce10" office:value-type="string" calcext:value-type="string">
            <text:p>3 gobelins</text:p>
          </table:table-cell>
          <table:table-cell table:style-name="ce10" office:value-type="string" calcext:value-type="string">
            <text:p>Sur la route</text:p>
          </table:table-cell>
        </table:table-row>
        <table:table-row table:style-name="ro2" table:number-rows-repeated="45"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onnees" table:style-name="ta1">
        <table:table-column table:style-name="co43" table:default-cell-style-name="ce53"/>
        <table:table-column table:style-name="co30" table:default-cell-style-name="Default"/>
        <table:table-row table:style-name="ro2">
          <table:table-cell table:style-name="Default" office:value-type="string" calcext:value-type="string">
            <text:p>Constitution</text:p>
          </table:table-cell>
          <table:table-cell table:formula="of:=[Devant.B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Volonté</text:p>
          </table:table-cell>
          <table:table-cell table:formula="of:=[Devant.B8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Force</text:p>
          </table:table-cell>
          <table:table-cell table:formula="of:=[Devant.B11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Perception</text:p>
          </table:table-cell>
          <table:table-cell table:formula="of:=[Devant.B12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Réflexes</text:p>
          </table:table-cell>
          <table:table-cell table:formula="of:=[Devant.E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Intuition</text:p>
          </table:table-cell>
          <table:table-cell table:formula="of:=[Devant.E8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Agilité</text:p>
          </table:table-cell>
          <table:table-cell table:formula="of:=[Devant.E11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Intelligence</text:p>
          </table:table-cell>
          <table:table-cell table:formula="of:=[Devant.E12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vide</text:p>
          </table:table-cell>
          <table:table-cell table:formula="of:=[Devant.B14]" office:value-type="float" office:value="3" calcext:value-type="float">
            <text:p>3</text:p>
          </table:table-cell>
        </table:table-row>
        <table:table-row table:style-name="ro2" table:number-rows-repeated="6">
          <table:table-cell table:style-name="Default"/>
          <table:table-cell/>
        </table:table-row>
        <table:table-row table:style-name="ro3">
          <table:table-cell office:value-type="string" calcext:value-type="string">
            <text:p>Athletisme</text:p>
          </table:table-cell>
          <table:table-cell table:style-name="ce56" office:value-type="string" calcext:value-type="string" table:number-columns-spanned="1" table:number-rows-spanned="17">
            <text:p>Compétence de Bugei</text:p>
          </table:table-cell>
        </table:table-row>
        <table:table-row table:style-name="ro2">
          <table:table-cell office:value-type="string" calcext:value-type="string">
            <text:p>Art de la guerre</text:p>
          </table:table-cell>
          <table:covered-table-cell table:style-name="ce56"/>
        </table:table-row>
        <table:table-row table:style-name="ro2">
          <table:table-cell office:value-type="string" calcext:value-type="string">
            <text:p>Défense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Equitation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Chasse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Iaijutsu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Jiujutsu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Armes à chaine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Kenjuts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Couteaux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Kyujuts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Armes d'hast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bâtons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Eventails de guerre</text:p>
          </table:table-cell>
          <table:covered-table-cell table:style-name="ce53"/>
        </table:table-row>
        <table:table-row table:style-name="ro3">
          <table:table-cell office:value-type="string" calcext:value-type="string">
            <text:p>Ninjust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Lances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Armes Lourdes</text:p>
          </table:table-cell>
          <table:covered-table-cell table:style-name="ce53"/>
        </table:table-row>
        <table:table-row table:style-name="ro2">
          <table:table-cell table:style-name="ce30" office:value-type="string" calcext:value-type="string">
            <text:p>Art</text:p>
          </table:table-cell>
          <table:table-cell table:style-name="ce57" office:value-type="string" calcext:value-type="string" table:number-columns-spanned="1" table:number-rows-spanned="15">
            <text:p>Compétence Noble</text:p>
          </table:table-cell>
        </table:table-row>
        <table:table-row table:style-name="ro2">
          <table:table-cell table:style-name="ce30" office:value-type="string" calcext:value-type="string">
            <text:p>Art de la mag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alligraph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érémonie du th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méd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nnaissanc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urtisa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Divination</text:p>
          </table:table-cell>
          <table:covered-table-cell table:style-name="ce30"/>
        </table:table-row>
        <table:table-row table:style-name="ro3">
          <table:table-cell table:style-name="ce30" office:value-type="string" calcext:value-type="string">
            <text:p>Etiquet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Enquê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Jeu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ecin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itatio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incérit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pectacle</text:p>
          </table:table-cell>
          <table:covered-table-cell table:style-name="ce30"/>
        </table:table-row>
        <table:table-row table:style-name="ro2">
          <table:table-cell table:style-name="ce54" office:value-type="string" calcext:value-type="string">
            <text:p>Artisanat</text:p>
          </table:table-cell>
          <table:table-cell table:style-name="ce58" office:value-type="string" calcext:value-type="string" table:number-columns-spanned="1" table:number-rows-spanned="5">
            <text:p>Compétence de Commerce</text:p>
          </table:table-cell>
        </table:table-row>
        <table:table-row table:style-name="ro2">
          <table:table-cell table:style-name="ce54" office:value-type="string" calcext:value-type="string">
            <text:p>Commerc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Élevag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Ingénieri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Navigation</text:p>
          </table:table-cell>
          <table:covered-table-cell table:style-name="ce54"/>
        </table:table-row>
        <table:table-row table:style-name="ro2">
          <table:table-cell table:style-name="ce55" office:value-type="string" calcext:value-type="string">
            <text:p>Contrefaçon</text:p>
          </table:table-cell>
          <table:table-cell table:style-name="ce59" office:value-type="string" calcext:value-type="string" table:number-columns-spanned="1" table:number-rows-spanned="5">
            <text:p>Compétence dégradante</text:p>
          </table:table-cell>
        </table:table-row>
        <table:table-row table:style-name="ro2">
          <table:table-cell table:style-name="ce55" office:value-type="string" calcext:value-type="string">
            <text:p>Discrétion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Intimidation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Passe-passe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Tentation</text:p>
          </table:table-cell>
          <table:covered-table-cell table:style-name="ce55"/>
        </table:table-row>
      </table:table>
      <table:named-expressions/>
      <table:database-ranges>
        <table:database-range table:name="Skill" table:target-range-address="Donnees.A16:Donnees.A57" table:orientation="column"/>
        <table:database-range table:name="trait" table:target-range-address="Donnees.A1:Donnees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16:13:51.98343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4-08-02T16:21:02.500942091</dc:date>
    <meta:editing-duration>P8DT3H21M11S</meta:editing-duration>
    <meta:editing-cycles>59</meta:editing-cycles>
    <meta:generator>LibreOffice/4.2.4.2$Linux_X86_64 LibreOffice_project/420m0$Build-2</meta:generator>
    <meta:print-date>2014-04-03T12:06:54</meta:print-date>
    <meta:document-statistic meta:table-count="5" meta:cell-count="307" meta:object-count="0"/>
  </office:meta>
</office:document-meta>
</file>